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-BoldItalic" svg:font-family="Calibri-BoldItalic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alibri-BoldItalic1" svg:font-family="Calibri-BoldItalic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rinda" svg:font-family="Vrinda" style:font-family-generic="system" style:font-pitch="variable"/>
  </office:font-face-decls>
  <office:automatic-styles>
    <style:style style:name="Table1" style:family="table">
      <style:table-properties style:width="7.5229in" fo:margin-left="0in" fo:margin-top="0in" fo:margin-bottom="0in" table:align="left" style:writing-mode="lr-tb"/>
    </style:style>
    <style:style style:name="Table1.A" style:family="table-column">
      <style:table-column-properties style:column-width="3.3486in"/>
    </style:style>
    <style:style style:name="Table1.B" style:family="table-column">
      <style:table-column-properties style:column-width="1.1785in"/>
    </style:style>
    <style:style style:name="Table1.C" style:family="table-column">
      <style:table-column-properties style:column-width="1.1063in"/>
    </style:style>
    <style:style style:name="Table1.D" style:family="table-column">
      <style:table-column-properties style:column-width="0.7444in"/>
    </style:style>
    <style:style style:name="Table1.E" style:family="table-column">
      <style:table-column-properties style:column-width="1.1451in"/>
    </style:style>
    <style:style style:name="Table1.1" style:family="table-row">
      <style:table-row-properties style:min-row-height="0.1924in" fo:keep-together="auto"/>
    </style:style>
    <style:style style:name="Table1.A1" style:family="table-cell">
      <style:table-cell-properties fo:background-color="#ffffff" fo:padding-left="0.0715in" fo:padding-right="0.075in" fo:padding-top="0in" fo:padding-bottom="0in" fo:border="0.5pt solid #00000a">
        <style:background-image/>
      </style:table-cell-properties>
    </style:style>
    <style:style style:name="Table1.2" style:family="table-row">
      <style:table-row-properties style:min-row-height="0.375in" fo:keep-together="auto"/>
    </style:style>
    <style:style style:name="Table1.4" style:family="table-row">
      <style:table-row-properties style:min-row-height="0.3993in" fo:keep-together="auto"/>
    </style:style>
    <style:style style:name="Table1.5" style:family="table-row">
      <style:table-row-properties style:min-row-height="0.4306in" fo:keep-together="auto"/>
    </style:style>
    <style:style style:name="Table1.6" style:family="table-row">
      <style:table-row-properties style:min-row-height="0.3681in" fo:keep-together="auto"/>
    </style:style>
    <style:style style:name="Table2" style:family="table">
      <style:table-properties style:width="7.4931in" fo:margin-left="-0.0785in" fo:margin-top="0in" fo:margin-bottom="0in" table:align="left" style:writing-mode="lr-tb"/>
    </style:style>
    <style:style style:name="Table2.A" style:family="table-column">
      <style:table-column-properties style:column-width="0.3715in"/>
    </style:style>
    <style:style style:name="Table2.B" style:family="table-column">
      <style:table-column-properties style:column-width="6.6875in"/>
    </style:style>
    <style:style style:name="Table2.C" style:family="table-column">
      <style:table-column-properties style:column-width="0.43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line-height="100%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auto"/>
    </style:style>
    <style:style style:name="T1" style:family="text">
      <style:text-properties style:font-name="Calibri-BoldItalic" fo:font-style="italic" fo:font-weight="bold" style:font-style-asian="italic" style:font-weight-asian="bold" style:font-name-complex="Calibri-BoldItalic1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merican International University-Bangladesh</text:p>
      <text:p text:style-name="P2">Operating System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3">OBE Evaluation for CO3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columns-spanned="5" office:value-type="string">
            <text:p text:style-name="P3"><text:span text:style-name="T1">Apply various shell commands and system calls to implement Shell Scripts</text:span><text:bookmark text:name="_GoBack"/><text:span text:style-name="T1"> for various fundamental task automation.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p text:style-name="P3"><text:s text:c="92"/>Evaluation Rubric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3">Student ID:17-33458-1</text:p>
          </table:table-cell>
          <table:table-cell table:style-name="Table1.A1" table:number-rows-spanned="2" office:value-type="string">
            <text:p text:style-name="P4">Problem Solution</text:p>
            <text:p text:style-name="P4">(5)</text:p>
          </table:table-cell>
          <table:table-cell table:style-name="Table1.A1" table:number-rows-spanned="2" office:value-type="string">
            <text:p text:style-name="P4">Correctness</text:p>
            <text:p text:style-name="P4">(5)</text:p>
          </table:table-cell>
          <table:table-cell table:style-name="Table1.A1" table:number-rows-spanned="2" office:value-type="string">
            <text:p text:style-name="P4">Efficiency</text:p>
            <text:p text:style-name="P4">(5)</text:p>
          </table:table-cell>
          <table:table-cell table:style-name="Table1.A1" table:number-rows-spanned="2" office:value-type="string">
            <text:p text:style-name="P4">Total Obtained</text:p>
            <text:p text:style-name="P4">Marks (15)</text:p>
            <text:p text:style-name="P4"/>
          </table:table-cell>
        </table:table-row>
        <table:table-row table:style-name="Table1.5">
          <table:table-cell table:style-name="Table1.A1" office:value-type="string">
            <text:p text:style-name="P3">Name:Hossain Imran</text:p>
          </table:table-cell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office:value-type="string">
            <text:p text:style-name="P3">Section:I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>Fall 2019-20</text:p>
      <text:p text:style-name="P2">OBE Evaluation</text:p>
      <text:p text:style-name="P2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>1.</text:p>
          </table:table-cell>
          <table:table-cell table:style-name="Table2.A1" office:value-type="string">
            <text:p text:style-name="P3">Write a shell script that will take input of 2 numbers and performs arithmetic operation using function. The operation should also be input by the user.</text:p>
            <text:p text:style-name="P3"/>
            <text:p text:style-name="P3"/>
            <text:p text:style-name="P3"/>
            <text:p text:style-name="P3">echo "Enter two integers"</text:p>
            <text:p text:style-name="P3">read a</text:p>
            <text:p text:style-name="P3">read b</text:p>
            <text:p text:style-name="P3"/>
            <text:p text:style-name="P3">echo "Enter Choice :"</text:p>
            <text:p text:style-name="P3">echo "Add"</text:p>
            <text:p text:style-name="P3">echo "Sub"</text:p>
            <text:p text:style-name="P3">echo "Mult"</text:p>
            <text:p text:style-name="P3">echo "Div"</text:p>
            <text:p text:style-name="P3">read ch </text:p>
            <text:p text:style-name="P3"/>
            <text:p text:style-name="P3"/>
            <text:p text:style-name="P3"><text:s/></text:p>
            <text:p text:style-name="P3">case $ch in</text:p>
            <text:p text:style-name="P3"><text:s text:c="2"/>Add)res=$(( $a + $b )) </text:p>
            <text:p text:style-name="P3"><text:s text:c="2"/>;; </text:p>
            <text:p text:style-name="P3"><text:s text:c="2"/>Sub)res=$(( $a - $b )) </text:p>
            <text:p text:style-name="P3"><text:s text:c="2"/>;; </text:p>
            <text:p text:style-name="P3"><text:s text:c="2"/>Mult)res=$(( $a * $b ))</text:p>
            <text:p text:style-name="P3"><text:s text:c="2"/>;; </text:p>
            <text:p text:style-name="P3"><text:s text:c="2"/>Div)res=$(( $a / $b )) </text:p>
            <text:p text:style-name="P3"><text:s text:c="2"/>;; </text:p>
            <text:p text:style-name="P3">esac</text:p>
            <text:p text:style-name="P3">echo "Result : $res"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3">5</text:p>
          </table:table-cell>
        </table:table-row>
        <table:table-row table:style-name="Table2.1">
          <table:table-cell table:style-name="Table2.A1" office:value-type="string">
            <text:p text:style-name="P3">2. </text:p>
          </table:table-cell>
          <table:table-cell table:style-name="Table2.A1" office:value-type="string">
            <text:p text:style-name="P3">Write a shell script to find out the length of an input string and output the string and length in a file.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echo "Enter a String"</text:p>
            <text:p text:style-name="P3"/>
            <text:p text:style-name="P3">read str </text:p>
            <text:p text:style-name="P3"/>
            <text:p text:style-name="P3">len=${#str}</text:p>
            <text:p text:style-name="P3">echo "$len"</text:p>
            <text:p text:style-name="P3"/>
            <text:p text:style-name="P3">echo $str &gt; file.txt</text:p>
            <text:p text:style-name="P3">echo $len &gt;&gt; file.txt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<text:soft-page-break/></text:p>
            <text:p text:style-name="P3"/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3">5</text:p>
          </table:table-cell>
        </table:table-row>
        <table:table-row table:style-name="Table2.1">
          <table:table-cell table:style-name="Table2.A1" office:value-type="string">
            <text:p text:style-name="P3">3.</text:p>
          </table:table-cell>
          <table:table-cell table:style-name="Table2.A1" office:value-type="string">
            <text:p text:style-name="P3">Write a shell script to find out the sum of series 1+2+3+………….n, where n is input by the user.</text:p>
            <text:p text:style-name="P3"/>
            <text:p text:style-name="P3"/>
            <text:p text:style-name="P3"/>
            <text:p text:style-name="P3"/>
            <text:p text:style-name="P3">echo "Value of n"</text:p>
            <text:p text:style-name="P3">read n</text:p>
            <text:p text:style-name="P3">l=$(( $n + 1 ))</text:p>
            <text:p text:style-name="P3"/>
            <text:p text:style-name="P3">sum=$(( $n * $l ))</text:p>
            <text:p text:style-name="P3">sum2=$(( $sum / 2 ))</text:p>
            <text:p text:style-name="P3">echo "$sum2"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3">5</text:p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-BoldItalic" svg:font-family="Calibri-BoldItalic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Calibri-BoldItalic1" svg:font-family="Calibri-BoldItalic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Vrinda" svg:font-family="Vrind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Vrind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Vrind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Vrinda" style:font-family-complex="Vrind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01:51:00</meta:creation-date>
    <meta:initial-creator>Tanvir Ahmed</meta:initial-creator>
    <dc:language>en-US</dc:language>
    <dc:date>2019-12-10T12:09:18</dc:date>
    <meta:editing-cycles>11</meta:editing-cycles>
    <meta:editing-duration>PT1H28M</meta:editing-duration>
    <meta:generator>LibreOffice/5.1.6.2$Linux_X86_64 LibreOffice_project/10m0$Build-2</meta:generator>
    <meta:document-statistic meta:table-count="2" meta:image-count="0" meta:object-count="0" meta:page-count="4" meta:paragraph-count="60" meta:word-count="214" meta:character-count="1255" meta:non-whitespace-character-count="98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